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448AC564510.png" manifest:media-type="image/png"/>
  <manifest:file-entry manifest:full-path="Pictures/1000020100000244000000DABDA706DB.png" manifest:media-type="image/png"/>
  <manifest:file-entry manifest:full-path="Pictures/100002010000038A000004421506FDFF.png" manifest:media-type="image/png"/>
  <manifest:file-entry manifest:full-path="Pictures/10000201000001980000018ACBD7C2CF.png" manifest:media-type="image/png"/>
  <manifest:file-entry manifest:full-path="Pictures/10000201000001F40000009EA5C2C85B.png" manifest:media-type="image/png"/>
  <manifest:file-entry manifest:full-path="Pictures/100002010000045200000548B81F97C8.png" manifest:media-type="image/png"/>
  <manifest:file-entry manifest:full-path="Pictures/10000201000004140000031C3B10533A.png" manifest:media-type="image/png"/>
  <manifest:file-entry manifest:full-path="Pictures/10000201000003E00000022A86769C0C.png" manifest:media-type="image/png"/>
  <manifest:file-entry manifest:full-path="Pictures/100002010000015A00000066CC363253.png" manifest:media-type="image/png"/>
  <manifest:file-entry manifest:full-path="Pictures/10000201000002B6000001063DE9FCE3.png" manifest:media-type="image/png"/>
  <manifest:file-entry manifest:full-path="Pictures/10000201000004460000038431496C39.png" manifest:media-type="image/png"/>
  <manifest:file-entry manifest:full-path="Pictures/10000201000004B000000576480EDA5E.png" manifest:media-type="image/png"/>
  <manifest:file-entry manifest:full-path="Pictures/10000201000004C6000003F8CB5606AF.png" manifest:media-type="image/png"/>
  <manifest:file-entry manifest:full-path="Pictures/10000201000003AA0000045478514B0E.png" manifest:media-type="image/png"/>
  <manifest:file-entry manifest:full-path="Pictures/10000201000001F2000000D0531013F2.png" manifest:media-type="image/png"/>
  <manifest:file-entry manifest:full-path="Pictures/100002010000049A000005AE35A98E67.png" manifest:media-type="image/png"/>
  <manifest:file-entry manifest:full-path="Pictures/10000201000004B60000048A722BC437.png" manifest:media-type="image/png"/>
  <manifest:file-entry manifest:full-path="Pictures/1000020100000338000005AC98A586EE.png" manifest:media-type="image/png"/>
  <manifest:file-entry manifest:full-path="Pictures/100002010000054800000488EDBD4A0C.png" manifest:media-type="image/png"/>
  <manifest:file-entry manifest:full-path="Pictures/100002010000040C000003180781959E.png" manifest:media-type="image/png"/>
  <manifest:file-entry manifest:full-path="Pictures/1000020100000310000001AE09CBF2A1.png" manifest:media-type="image/png"/>
  <manifest:file-entry manifest:full-path="Pictures/1000020100000546000003F63430C6BF.png" manifest:media-type="image/png"/>
  <manifest:file-entry manifest:full-path="Pictures/10000201000004580000035E242AEB50.png" manifest:media-type="image/png"/>
  <manifest:file-entry manifest:full-path="Pictures/1000020100000342000001ACA95D1475.png" manifest:media-type="image/png"/>
  <manifest:file-entry manifest:full-path="Pictures/10000201000004C4000002A093BE2C77.png" manifest:media-type="image/png"/>
  <manifest:file-entry manifest:full-path="Pictures/1000020100000506000005B2B15752CB.png" manifest:media-type="image/png"/>
  <manifest:file-entry manifest:full-path="Pictures/10000201000004D4000003464D3897DA.png" manifest:media-type="image/png"/>
  <manifest:file-entry manifest:full-path="Pictures/1000020100000422000003B27F4081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d53ec" officeooo:paragraph-rsid="000d53e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df7ed" officeooo:paragraph-rsid="000df7e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officeooo:rsid="000df7ed" officeooo:paragraph-rsid="000df7ed" style:font-size-asian="16pt" style:font-weight-asian="bold" style:font-size-complex="16pt" style:font-weight-complex="bold"/>
    </style:style>
    <style:style style:name="P4" style:family="paragraph" style:parent-style-name="Header">
      <style:text-properties officeooo:rsid="000d53ec" officeooo:paragraph-rsid="000d53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/>
      <text:p text:style-name="P3">Part 1:</text:p>
      <text:p text:style-name="P3"/>
      <text:p text:style-name="P3"><draw:frame draw:style-name="fr1" draw:name="Image1" text:anchor-type="paragraph" svg:width="6.9252in" svg:height="6.1917in" draw:z-index="0"><draw:image xlink:href="Pictures/1000020100000422000003B27F4081C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6.9252in" svg:height="4.6945in" draw:z-index="1"><draw:image xlink:href="Pictures/10000201000004D4000003464D3897DA.png" xlink:type="simple" xlink:show="embed" xlink:actuate="onLoad"/></draw:frame><text:soft-page-break/></text:p>
      <text:p text:style-name="P3"/>
      <text:p text:style-name="P3"><draw:frame draw:style-name="fr2" draw:name="Image3" text:anchor-type="paragraph" svg:width="6.9252in" svg:height="7.8508in" draw:z-index="2"><draw:image xlink:href="Pictures/1000020100000506000005B2B15752CB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Image4" text:anchor-type="paragraph" svg:width="6.9252in" svg:height="3.8138in" draw:z-index="3"><draw:image xlink:href="Pictures/10000201000004C4000002A093BE2C77.png" xlink:type="simple" xlink:show="embed" xlink:actuate="onLoad"/></draw:frame><text:soft-page-break/></text:p>
      <text:p text:style-name="P3"><draw:frame draw:style-name="fr1" draw:name="Image5" text:anchor-type="paragraph" svg:width="6.9252in" svg:height="5.3681in" draw:z-index="4"><draw:image xlink:href="Pictures/10000201000004580000035E242AEB50.png" xlink:type="simple" xlink:show="embed" xlink:actuate="onLoad"/></draw:frame></text:p>
      <text:p text:style-name="P3"/>
      <text:p text:style-name="P3"><draw:frame draw:style-name="fr3" draw:name="Image6" text:anchor-type="paragraph" svg:width="6.9252in" svg:height="5.2016in" draw:z-index="5"><draw:image xlink:href="Pictures/1000020100000546000003F63430C6BF.png" xlink:type="simple" xlink:show="embed" xlink:actuate="onLoad"/></draw:frame><text:soft-page-break/></text:p>
      <text:p text:style-name="P3"/>
      <text:p text:style-name="P3"><draw:frame draw:style-name="fr3" draw:name="Image7" text:anchor-type="paragraph" svg:width="6.9252in" svg:height="5.2937in" draw:z-index="6"><draw:image xlink:href="Pictures/100002010000040C000003180781959E.png" xlink:type="simple" xlink:show="embed" xlink:actuate="onLoad"/></draw:frame><text:soft-page-break/></text:p>
      <text:p text:style-name="P3"/>
      <text:p text:style-name="P3"><draw:frame draw:style-name="fr3" draw:name="Image8" text:anchor-type="paragraph" svg:width="6.9252in" svg:height="5.9409in" draw:z-index="7"><draw:image xlink:href="Pictures/100002010000054800000488EDBD4A0C.png" xlink:type="simple" xlink:show="embed" xlink:actuate="onLoad"/></draw:frame><text:soft-page-break/></text:p>
      <text:p text:style-name="P3"/>
      <text:p text:style-name="P3"><draw:frame draw:style-name="fr3" draw:name="Image9" text:anchor-type="paragraph" svg:width="6.9252in" svg:height="6.672in" draw:z-index="8"><draw:image xlink:href="Pictures/10000201000004B60000048A722BC437.png" xlink:type="simple" xlink:show="embed" xlink:actuate="onLoad"/></draw:frame><draw:frame draw:style-name="fr4" draw:name="Image10" text:anchor-type="paragraph" svg:x="0.0217in" svg:y="6.7457in" svg:width="5.7917in" svg:height="2.972in" draw:z-index="9"><draw:image xlink:href="Pictures/1000020100000342000001ACA95D1475.png" xlink:type="simple" xlink:show="embed" xlink:actuate="onLoad"/></draw:frame><text:soft-page-break/></text:p>
      <text:p text:style-name="P3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art 2:</text:p>
      <text:p text:style-name="P3"/>
      <text:p text:style-name="P3"><draw:frame draw:style-name="fr4" draw:name="Image11" text:anchor-type="paragraph" svg:x="0.0083in" svg:y="0in" svg:width="6.5138in" svg:height="7.6945in" draw:z-index="10"><draw:image xlink:href="Pictures/10000201000003AA0000045478514B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paragraph" svg:width="6.9252in" svg:height="5.7575in" draw:z-index="11"><draw:image xlink:href="Pictures/10000201000004C6000003F8CB5606AF.png" xlink:type="simple" xlink:show="embed" xlink:actuate="onLoad"/></draw:frame><text:soft-page-break/></text:p>
      <text:p text:style-name="P1"/>
      <text:p text:style-name="P1"><draw:frame draw:style-name="fr3" draw:name="Image13" text:anchor-type="paragraph" svg:width="6.9252in" svg:height="8.0673in" draw:z-index="12"><draw:image xlink:href="Pictures/10000201000004B000000576480EDA5E.png" xlink:type="simple" xlink:show="embed" xlink:actuate="onLoad"/></draw:frame><text:soft-page-break/></text:p>
      <text:p text:style-name="P1"/>
      <text:p text:style-name="P1"><draw:frame draw:style-name="fr2" draw:name="Image14" text:anchor-type="paragraph" svg:width="6.889in" svg:height="3.8472in" draw:z-index="13"><draw:image xlink:href="Pictures/10000201000003E00000022A86769C0C.png" xlink:type="simple" xlink:show="embed" xlink:actuate="onLoad"/></draw:frame><text:soft-page-break/></text:p>
      <text:p text:style-name="P1"/>
      <text:p text:style-name="P1"><draw:frame draw:style-name="fr3" draw:name="Image15" text:anchor-type="paragraph" svg:width="6.9252in" svg:height="8.4654in" draw:z-index="14"><draw:image xlink:href="Pictures/100002010000045200000548B81F97C8.png" xlink:type="simple" xlink:show="embed" xlink:actuate="onLoad"/></draw:frame><text:soft-page-break/></text:p>
      <text:p text:style-name="P1"><draw:frame draw:style-name="fr4" draw:name="Image16" text:anchor-type="paragraph" svg:x="0.022in" svg:y="0in" svg:width="4.8193in" svg:height="1.8193in" draw:z-index="15"><draw:image xlink:href="Pictures/10000201000002B6000001063DE9FCE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7" text:anchor-type="paragraph" svg:width="6.9252in" svg:height="8.548in" draw:z-index="16"><draw:image xlink:href="Pictures/100002010000049A000005AE35A98E67.png" xlink:type="simple" xlink:show="embed" xlink:actuate="onLoad"/></draw:frame><text:soft-page-break/></text:p>
      <text:p text:style-name="P1"><text:soft-page-break/></text:p>
      <text:p text:style-name="P1"><draw:frame draw:style-name="fr1" draw:name="Image18" text:anchor-type="paragraph" svg:width="6.9252in" svg:height="5.2799in" draw:z-index="17"><draw:image xlink:href="Pictures/10000201000004140000031C3B10533A.png" xlink:type="simple" xlink:show="embed" xlink:actuate="onLoad"/></draw:frame></text:p>
      <text:p text:style-name="P1"/>
      <text:p text:style-name="P1"><draw:frame draw:style-name="fr3" draw:name="Image19" text:anchor-type="paragraph" svg:width="6.9252in" svg:height="5.6965in" draw:z-index="18"><draw:image xlink:href="Pictures/10000201000004460000038431496C39.png" xlink:type="simple" xlink:show="embed" xlink:actuate="onLoad"/></draw:frame><text:soft-page-break/></text:p>
      <text:p text:style-name="P1"><draw:frame draw:style-name="fr4" draw:name="Image20" text:anchor-type="paragraph" svg:x="0.0437in" svg:y="0in" svg:width="5.4445in" svg:height="2.9862in" draw:z-index="19"><draw:image xlink:href="Pictures/1000020100000310000001AE09CBF2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unning the Code:</text:p>
      <text:p text:style-name="P1"/>
      <text:p text:style-name="P3">Part 1:</text:p>
      <text:p text:style-name="P3"/>
      <text:p text:style-name="P3"><draw:frame draw:style-name="fr4" draw:name="Image21" text:anchor-type="paragraph" svg:x="-0.0047in" svg:y="0.0409in" svg:width="4.7181in" svg:height="8.3138in" draw:z-index="20"><draw:image xlink:href="Pictures/1000020100000338000005AC98A586E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22" text:anchor-type="paragraph" svg:x="-0.0398in" svg:y="0in" svg:width="3.4583in" svg:height="1.4445in" draw:z-index="21"><draw:image xlink:href="Pictures/10000201000001F2000000D0531013F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4" draw:name="Image23" text:anchor-type="paragraph" svg:x="-0.0161in" svg:y="0.1209in" svg:width="3.472in" svg:height="1.0972in" draw:z-index="22"><draw:image xlink:href="Pictures/10000201000001F40000009EA5C2C85B.png" xlink:type="simple" xlink:show="embed" xlink:actuate="onLoad"/></draw:frame></text:p>
      <text:p text:style-name="P2"/>
      <text:p text:style-name="P2"/>
      <text:p text:style-name="P2"/>
      <text:p text:style-name="P2"><draw:frame draw:style-name="fr4" draw:name="Image24" text:anchor-type="paragraph" svg:x="-0.0598in" svg:y="0.1228in" svg:width="2.8335in" svg:height="2.7362in" draw:z-index="23"><draw:image xlink:href="Pictures/10000201000001980000018ACBD7C2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25" text:anchor-type="paragraph" svg:x="-0.072in" svg:y="0.1827in" svg:width="2.4028in" svg:height="0.7083in" draw:z-index="24"><draw:image xlink:href="Pictures/100002010000015A00000066CC36325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rt 2:</text:p>
      <text:p text:style-name="P3"><draw:frame draw:style-name="fr4" draw:name="Image26" text:anchor-type="paragraph" svg:x="0.0591in" svg:y="0.1217in" svg:width="6.2917in" svg:height="7.5693in" draw:z-index="25"><draw:image xlink:href="Pictures/100002010000038A000004421506FD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7" text:anchor-type="paragraph" svg:x="-0.0209in" svg:y="0in" svg:width="4.028in" svg:height="1.5138in" draw:z-index="26"><draw:image xlink:href="Pictures/1000020100000244000000DABDA706D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4" draw:name="Image28" text:anchor-type="paragraph" svg:x="-0.0118in" svg:y="0.0909in" svg:width="5.5555in" svg:height="7.611in" draw:z-index="27"><draw:image xlink:href="Pictures/100002010000032000000448AC5645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d53ec" officeooo:paragraph-rsid="000d53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Homework 1<text:tab/>2/14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3:01:58.307091000</meta:creation-date>
    <dc:date>2016-02-14T23:21:41.717981000</dc:date>
    <meta:editing-duration>PT19M38S</meta:editing-duration>
    <meta:editing-cycles>10</meta:editing-cycles>
    <meta:generator>LibreOffice/4.4.5.2$MacOSX_X86_64 LibreOffice_project/a22f674fd25a3b6f45bdebf25400ed2adff0ff99</meta:generator>
    <meta:document-statistic meta:table-count="0" meta:image-count="28" meta:object-count="0" meta:page-count="21" meta:paragraph-count="7" meta:word-count="17" meta:character-count="80" meta:non-whitespace-character-count="70"/>
  </office:meta>
</office:document-meta>
</file>